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741cm" fo:margin-right="0cm" fo:margin-top="0cm" fo:margin-bottom="0.564cm" loext:contextual-spacing="false" fo:line-height="150%" fo:text-indent="-0.388cm" style:auto-text-indent="false"/>
    </style:style>
    <style:style style:name="P2" style:family="paragraph" style:parent-style-name="Standard" style:list-style-name="WWNum1">
      <style:paragraph-properties fo:margin-top="0cm" fo:margin-bottom="0.564cm" loext:contextual-spacing="false" fo:line-height="150%"/>
      <style:text-properties officeooo:paragraph-rsid="0014913b"/>
    </style:style>
    <style:style style:name="P3" style:family="paragraph" style:parent-style-name="Standard" style:list-style-name="WWNum1" style:master-page-name="Standard">
      <style:paragraph-properties fo:margin-top="0cm" fo:margin-bottom="0.564cm" loext:contextual-spacing="false" fo:line-height="150%" style:page-number="1"/>
      <style:text-properties officeooo:paragraph-rsid="0014913b"/>
    </style:style>
    <style:style style:name="T1" style:family="text">
      <style:text-properties fo:color="#242852" style:font-name="Calibri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02995878" text:style-name="WWNum1">
        <text:list-header>
          <text:p text:style-name="P3"/>
        </text:list-header>
        <text:list-item>
          <text:p text:style-name="P2"><text:span text:style-name="T1">Escriba un script bash para obtener los 5 principales procesos del sistema cada minuto y almacene la salida en el archivo, si la utilización de la CPU es superior al 90% para cualquier proceso y luego envíela.</text:span></text:p>
        </text:list-item>
        <text:list-item>
          <text:p text:style-name="P2"><text:span text:style-name="T1">Escriba un script bash para enumerar la sesión de usuario activa en el sistema con su duración activa total.</text:span></text:p>
        </text:list-item>
        <text:list-item>
          <text:p text:style-name="P1"><text:span text:style-name="T1"><text:s text:c="4"/>3. Escriba un script bash para verificar si el servicio está activo o no si el servicio está activo, luego imprima un mensaje de que el servicio se está ejecutando, y si el servicio no se está ejecutando, inicie ese servicio y verifique que el servicio se haya iniciado.</text:span></text:p>
        </text:list-item>
        <text:list-item>
          <text:p text:style-name="P1"><text:span text:style-name="T1"><text:s text:c="4"/>4. Escriba un script bash para descargar varios archivos del servidor FTP utilizando las credenciales de usuario en el script y los archivos deben almacenarse en el directorio recién creado y el nombre del directorio consume la fecha del sistema.</text:span></text:p>
        </text:list-item>
        <text:list-item>
          <text:p text:style-name="P1"><text:span text:style-name="T1"><text:s text:c="4"/>5. Escriba un script para imprimir el registro de errores de un archivo y verifique cuántas veces ocurrió ese error.</text:span></text:p>
        </text:list-item>
        <text:list-item>
          <text:p text:style-name="P1"><text:span text:style-name="T1"><text:s text:c="4"/>6. Escriba un script bash para hacer una copia de seguridad del directorio y el nombre del archivo de copia de seguridad que contiene la fecha de copia de seguridad y copie esa copia de seguridad en el servidor remoto.</text:span></text:p>
        </text:list-item>
        <text:list-item>
          <text:p text:style-name="P1"><text:span text:style-name="T1"><text:s text:c="4"/>7. Escriba un script bash para eliminar los paquetes instalados en el sistema con el modo interactivo, mantenga el nombre del paquete en el archivo y luego elimine esos paquetes.</text:span></text:p>
        </text:list-item>
        <text:list-item>
          <text:p text:style-name="P1"><text:span text:style-name="T1"><text:s text:c="4"/>8. Escriba un script bash para generar la hoja de calificación del alumno y calcule el porcentaje utilizando el método interactivo / de entrada. Proporcione calificaciones según el estándar con resultado aprobado o reprobado.</text:span></text:p>
        </text:list-item>
        <text:list-item>
          <text:p text:style-name="P1"><text:span text:style-name="T1"><text:s text:c="4"/>9. Escriba un script bash para generar una copia de seguridad del esquema MySQL y una copia de seguridad de datos y el archivo de copia de seguridad debe almacenarse en el directorio recién creado y el nombre del directorio consume la fecha del siste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1:00:49.445381454</dc:date>
    <meta:editing-duration>PT2M10S</meta:editing-duration>
    <meta:editing-cycles>1</meta:editing-cycles>
    <meta:document-statistic meta:table-count="0" meta:image-count="0" meta:object-count="0" meta:page-count="1" meta:paragraph-count="9" meta:word-count="323" meta:character-count="1869" meta:non-whitespace-character-count="1536"/>
    <meta:generator>LibreOffice/6.0.7.3$Linux_X86_64 LibreOffice_project/00m0$Build-3</meta:generator>
  </office:meta>
</office:document-meta>
</file>